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5-10-23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5-04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5-02-11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4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4-07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4-04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4-02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3-10-1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3-07-13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3-04-1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3-01-3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2-10-2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2-07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2-04-1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2-01-3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1-10-2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1-07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1-04-2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1-01-2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0-10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20-01-2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9-07-11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9-05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9-02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8-10-1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8-07-11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8-04-2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8-03-21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8-03-0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8-02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7-10-1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7-06-2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7-04-0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7-03-13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7-02-12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7-01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6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6-07-1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6-04-1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6-02-1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5-10-20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5-07-0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5-04-22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5-02-09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4-11-0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4-07-0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4-02-20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3-10-0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3-02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2-07-2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2-02-1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1-12-0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1-05-1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1-02-15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0-11-17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0-08-2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0-05-1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10-02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09-10-01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09-06-11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09-02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08-12-1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08-09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08-05-06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0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07-12-0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07-10-0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07-06-20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07-02-1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07-02-12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4639</text:p>
          </table:table-cell>
          <table:table-cell office:value-type="string" calcext:value-type="string">
            <text:p>06N/34E-29AAA</text:p>
          </table:table-cell>
          <table:table-cell office:value-type="string" calcext:value-type="string">
            <text:p>2006-12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4" meta:object-count="0"/>
    <meta:user-defined meta:name="AppVersion">3.0</meta:user-defined>
  </office:meta>
</office:document-meta>
</file>